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84f" officeooo:paragraph-rsid="001bd84f"/>
    </style:style>
    <style:style style:name="P2" style:family="paragraph" style:parent-style-name="Standard">
      <style:text-properties style:text-underline-style="solid" style:text-underline-width="auto" style:text-underline-color="font-color" officeooo:rsid="001bd84f" officeooo:paragraph-rsid="001c7150"/>
    </style:style>
    <style:style style:name="P3" style:family="paragraph" style:parent-style-name="Standard">
      <style:text-properties officeooo:rsid="00242e07" officeooo:paragraph-rsid="00242e07"/>
    </style:style>
    <style:style style:name="P4" style:family="paragraph" style:parent-style-name="Standard" style:list-style-name="L1">
      <style:text-properties officeooo:paragraph-rsid="0026325e"/>
    </style:style>
    <style:style style:name="P5" style:family="paragraph" style:parent-style-name="Standard" style:list-style-name="L1">
      <style:text-properties fo:font-style="italic" officeooo:rsid="0026325e" officeooo:paragraph-rsid="0026325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c7150"/>
    </style:style>
    <style:style style:name="T3" style:family="text">
      <style:text-properties style:text-underline-style="none" officeooo:rsid="00217682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247125"/>
    </style:style>
    <style:style style:name="T8" style:family="text">
      <style:text-properties fo:font-style="italic" officeooo:rsid="0026325e" style:font-style-asian="italic" style:font-style-complex="italic"/>
    </style:style>
    <style:style style:name="T9" style:family="text">
      <style:text-properties officeooo:rsid="002500fa"/>
    </style:style>
    <style:style style:name="T10" style:family="text">
      <style:text-properties officeooo:rsid="0026325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7a639" style:font-style-asian="normal" style:font-style-complex="normal"/>
    </style:style>
    <style:style style:name="T13" style:family="text">
      <style:text-properties officeooo:rsid="00282fc0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The signature of "du"</text:span><text:span text:style-name="T1"> <text:s/>[Resolved] <text:s/></text:span><text:span text:style-name="T2">[Pre 14 Aug 2018]</text:span></text:p>
      <text:p text:style-name="P1"/>
      <text:p text:style-name="P1">I define below that SPA are the only candidates for serial expansion. <text:s/>However, consider the word "du". <text:s/>Naively, its signature would be [(), (0), (c 1)] since its 2-ary definition is "___ seems to exhibit property ___". <text:s/>But it makes just as much sense for propositions to satisfy properties as for objects to do so, so it should really be [(), (0), (0 1)].</text:p>
      <text:p text:style-name="P1"/>
      <text:p text:style-name="P1">However, this means that its (0) definition can't be used during expansion. <text:s/>Will this be an issue? <text:s/>I think so. <text:s/>Consider the sentence "Du? jai? sa poq/ da" and its two expansions:</text:p>
      <text:p text:style-name="P1"/>
      <text:p text:style-name="P1"><text:s text:c="2"/>1. <text:s text:c="2"/>(du 0) (jai c) &lt;sa poq&gt;</text:p>
      <text:p text:style-name="P1"><text:s text:c="5"/>= (du (jai c)) &lt;sa poq&gt;</text:p>
      <text:p text:style-name="P1"><text:s text:c="5"/>= (du (jai &lt;sa poq&gt;))</text:p>
      <text:p text:style-name="P1"/>
      <text:p text:style-name="P1"><text:s text:c="2"/>2. <text:s text:c="2"/>(du 0 1) (jai c) &lt;sa poq&gt;</text:p>
      <text:p text:style-name="P1"><text:s text:c="5"/>= (du 0 (jai jado)) &lt;sa poq&gt;</text:p>
      <text:p text:style-name="P1"><text:s text:c="5"/>= (du &lt;sa poq&gt; (jai jado))</text:p>
      <text:p text:style-name="P1"/>
      <text:p text:style-name="P1">It looks like &lt;sa poq&gt; is asserted to exist only in the second of these expansions.</text:p>
      <text:p text:style-name="P1"/>
      <text:p text:style-name="P1">[Resolution] <text:s/>Actually, there's a solution. <text:s/>I don't think it matters where &lt;sa poq&gt; ends up in the expansion of the predicate, I think it is asserted to exist no matter what because it appears in the top level of the ORIGINAL sentence. (Solpahi has confirmed this.)</text:p>
      <text:p text:style-name="P1"/>
      <text:p text:style-name="P1">With this in mind, (du 0) and (du c 1) will compose identically over ANY predicate, because (du c (P jado ...)) = (du (P c ...)).</text:p>
      <text:p text:style-name="P1"/>
      <text:p text:style-name="P1"/>
      <text:p text:style-name="P1"><text:span text:style-name="T6">Stopping-point arities</text:span><text:span text:style-name="T4"> </text:span><text:span text:style-name="T1"><text:s/></text:span><text:span text:style-name="T3">[Pre 14 Aug 2018]</text:span></text:p>
      <text:p text:style-name="P3"/>
      <text:p text:style-name="P3">[Note from the future: This was only an idea I had. <text:s/>I have proven neither its necessity nor its sufficiency as of 14 Aug 2018 <text:span text:style-name="T7">(EM)</text:span>].</text:p>
      <text:p text:style-name="P3"/>
      <text:p text:style-name="P1">From toaq.org, we have:</text:p>
      <text:p text:style-name="P1"/>
      <text:p text:style-name="P1"><text:s text:c="2"/>"For some predicate words, the difference between different arities is very minor, as when lower arity <text:tab/>versions simply lack later argument places of the higher arity versions"</text:p>
      <text:p text:style-name="P1"/>
      <text:p text:style-name="P1">Yet in “dua mai”, using the 1-ary definition of “dua” would yield “dua ru ma<text:span text:style-name="T9">i”</text:span> as the expansion, which certainly isn't useful.</text:p>
      <text:p text:style-name="P1"/>
      <text:p text:style-name="P1">So, define a "stopping point arity" as an arity of a word where either (1) no more arguments can be added or (2) adding more arguments changes the type of previous arguments. <text:s/>So:</text:p>
      <text:p text:style-name="P1"/>
      <text:list xml:id="list3130750309676358416" text:style-name="L1">
        <text:list-item>
          <text:p text:style-name="P4"><text:span text:style-name="T8">jeo</text:span><text:span text:style-name="T10"> has the typelists [], [0], and [x 1], of which the second two are SPA</text:span></text:p>
        </text:list-item>
        <text:list-item>
          <text:p text:style-name="P5">dua<text:span text:style-name="T11"> has the typelists [], [x], and [x 0], of which only the la</text:span><text:span text:style-name="T12">s</text:span><text:span text:style-name="T11">t is an SPA</text:span></text:p>
        </text:list-item>
      </text:list>
      <text:p text:style-name="P1"/>
      <text:p text:style-name="P1">During composition, only stopping-point arities are permissible candidi<text:span text:style-name="T13">dates for predicate expansion.</text:span></text:p>
      <text:p text:style-name="P1"/>
      <text:p text:style-name="P1"><text:soft-page-break/></text:p>
      <text:p text:style-name="P1"><text:span text:style-name="T6">Slots with type "c or 0"?</text:span><text:span text:style-name="T1"> <text:s/>[Resolved]</text:span></text:p>
      <text:p text:style-name="P1"/>
      <text:p text:style-name="P1">Some slots seem to have type "c or 0". <text:s/>For example, the signature of "hui" seems like it must be [(c), (0)], since both objects and propositions can be bad. <text:s/>So, what does “hui mai” expand to? <text:s/>Is it “hui ru mai” or “hui (mai)”?</text:p>
      <text:p text:style-name="P1"/>
      <text:p text:style-name="P1">[Resolution:] This problem is a by-product of a bad type system.</text:p>
      <text:p text:style-name="P1"/>
      <text:p text:style-name="P1">The (0) type should be defined as "anything that doesn't have slots" -- so, both propositions and objects can go into it, and in serial predicates, it counts as an abstraction place. <text:s/>The one slot of "hui" has type (0).</text:p>
      <text:p text:style-name="P1"/>
      <text:p text:style-name="P1">Then, define the (c) type as "concrete object". <text:s/>Propositions could still grammatically go into it (since they are still terms) but in serial predicates these places are skipped over. <text:s/>The one slot of e.g. "jai" would have type (c), since it doesn't make sense for a proposition to be happ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2:00:56.812174004</meta:creation-date>
    <meta:generator>LibreOffice/4.3.3.2$Linux_X86_64 LibreOffice_project/430m0$Build-2</meta:generator>
    <dc:date>2018-08-14T03:03:36.476273477</dc:date>
    <meta:editing-duration>PT17M18S</meta:editing-duration>
    <meta:editing-cycles>22</meta:editing-cycles>
    <meta:document-statistic meta:table-count="0" meta:image-count="0" meta:object-count="0" meta:page-count="2" meta:paragraph-count="26" meta:word-count="550" meta:character-count="3019" meta:non-whitespace-character-count="2446"/>
  </office:meta>
</office:document-meta>
</file>